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fo:text-align="start" style:justify-single-word="false" style:page-number="auto"/>
      <style:text-properties style:font-name="Ubuntu" fo:font-size="14pt" fo:font-weight="bold" officeooo:paragraph-rsid="0012ce3f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Ubuntu" fo:font-size="14pt" officeooo:paragraph-rsid="0012ce3f" style:font-size-asian="14pt" style:font-size-complex="14pt"/>
    </style:style>
    <style:style style:name="P3" style:family="paragraph" style:parent-style-name="Standard">
      <style:text-properties style:font-name="Ubuntu" fo:font-size="14pt" officeooo:paragraph-rsid="0017c587" style:font-size-asian="14pt" style:font-size-complex="14pt"/>
    </style:style>
    <style:style style:name="P4" style:family="paragraph" style:parent-style-name="Standard">
      <style:text-properties style:font-name="Ubuntu" fo:font-size="14pt" officeooo:paragraph-rsid="001a4bce" style:font-size-asian="14pt" style:font-size-complex="14pt"/>
    </style:style>
    <style:style style:name="P5" style:family="paragraph" style:parent-style-name="Standard">
      <style:text-properties style:font-name="Ubuntu" fo:font-size="14pt" officeooo:paragraph-rsid="001df2e8" style:font-size-asian="14pt" style:font-size-complex="14pt"/>
    </style:style>
    <style:style style:name="P6" style:family="paragraph" style:parent-style-name="Standard">
      <style:text-properties style:font-name="Ubuntu" fo:font-size="14pt" officeooo:paragraph-rsid="001ee3e7" style:font-size-asian="14pt" style:font-size-complex="14pt"/>
    </style:style>
    <style:style style:name="P7" style:family="paragraph" style:parent-style-name="Standard">
      <style:text-properties style:font-name="Ubuntu" fo:font-size="14pt" officeooo:paragraph-rsid="002036fa" style:font-size-asian="14pt" style:font-size-complex="14pt"/>
    </style:style>
    <style:style style:name="P8" style:family="paragraph" style:parent-style-name="Standard">
      <style:text-properties style:font-name="Ubuntu" fo:font-size="20pt" officeooo:paragraph-rsid="0012ce3f" style:font-size-asian="20pt" style:font-size-complex="20pt"/>
    </style:style>
    <style:style style:name="P9" style:family="paragraph" style:parent-style-name="Standard">
      <style:text-properties style:font-name="Ubuntu" fo:font-size="20pt" fo:font-weight="bold" officeooo:paragraph-rsid="001ee3e7" style:font-size-asian="20pt" style:font-weight-asian="bold" style:font-size-complex="20pt" style:font-weight-complex="bold"/>
    </style:style>
    <style:style style:name="P10" style:family="paragraph" style:parent-style-name="Standard">
      <style:text-properties officeooo:paragraph-rsid="0012ce3f"/>
    </style:style>
    <style:style style:name="P11" style:family="paragraph" style:parent-style-name="Standard">
      <style:text-properties fo:color="#2a6099" style:font-name="Ubuntu" fo:font-size="14pt" officeooo:paragraph-rsid="0012ce3f" style:font-size-asian="14pt" style:font-size-complex="14pt"/>
    </style:style>
    <style:style style:name="P12" style:family="paragraph" style:parent-style-name="Standard">
      <style:text-properties fo:color="#2a6099" style:font-name="Ubuntu" fo:font-size="14pt" fo:font-weight="bold" officeooo:paragraph-rsid="0017c587" style:font-size-asian="14pt" style:font-weight-asian="bold" style:font-size-complex="14pt" style:font-weight-complex="bold"/>
    </style:style>
    <style:style style:name="P13" style:family="paragraph" style:parent-style-name="Standard">
      <style:text-properties fo:color="#2a6099" style:font-name="Ubuntu" fo:font-size="14pt" fo:font-weight="bold" officeooo:paragraph-rsid="001df2e8" style:font-size-asian="14pt" style:font-weight-asian="bold" style:font-size-complex="14pt" style:font-weight-complex="bold"/>
    </style:style>
    <style:style style:name="P14" style:family="paragraph" style:parent-style-name="Standard">
      <style:text-properties fo:color="#2a6099" style:font-name="Ubuntu" fo:font-size="14pt" fo:font-weight="bold" officeooo:paragraph-rsid="001ee3e7" style:font-size-asian="14pt" style:font-weight-asian="bold" style:font-size-complex="14pt" style:font-weight-complex="bold"/>
    </style:style>
    <style:style style:name="P15" style:family="paragraph" style:parent-style-name="Standard">
      <style:text-properties fo:color="#000000" style:font-name="Ubuntu" fo:font-size="14pt" fo:font-weight="bold" officeooo:paragraph-rsid="001ee3e7" style:font-size-asian="14pt" style:font-weight-asian="bold" style:font-size-complex="14pt" style:font-weight-complex="bold"/>
    </style:style>
    <style:style style:name="P16" style:family="paragraph" style:parent-style-name="Standard">
      <style:text-properties fo:color="#3465a4" style:font-name="Ubuntu" fo:font-size="14pt" officeooo:paragraph-rsid="0012ce3f" style:font-size-asian="14pt" style:font-size-complex="14pt"/>
    </style:style>
    <style:style style:name="T1" style:family="text">
      <style:text-properties fo:color="#000000" style:font-name-complex="Arial"/>
    </style:style>
    <style:style style:name="T2" style:family="text">
      <style:text-properties fo:color="#000000" officeooo:rsid="001a4bce" style:font-name-complex="Arial"/>
    </style:style>
    <style:style style:name="T3" style:family="text">
      <style:text-properties fo:color="#000000" officeooo:rsid="001df2e8" style:font-name-complex="Arial"/>
    </style:style>
    <style:style style:name="T4" style:family="text">
      <style:text-properties fo:color="#000000" fo:font-weight="bold" style:font-weight-asian="bold" style:font-name-complex="Arial" style:font-weight-complex="bold"/>
    </style:style>
    <style:style style:name="T5" style:family="text">
      <style:text-properties fo:color="#000000" fo:font-size="20pt" style:font-size-asian="20pt" style:font-name-complex="Arial" style:font-size-complex="20pt"/>
    </style:style>
    <style:style style:name="T6" style:family="text">
      <style:text-properties fo:color="#000000" fo:font-size="20pt" fo:font-weight="bold" style:font-size-asian="20pt" style:font-weight-asian="bold" style:font-name-complex="Arial" style:font-size-complex="20pt" style:font-weight-complex="bold"/>
    </style:style>
    <style:style style:name="T7" style:family="text">
      <style:text-properties fo:color="#000000" style:font-name="Ubuntu" fo:font-size="14pt" style:font-size-asian="14pt" style:font-name-complex="Arial" style:font-size-complex="14pt"/>
    </style:style>
    <style:style style:name="T8" style:family="text">
      <style:text-properties fo:color="#000000" fo:font-size="10pt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fo:font-weight="bold" style:font-weight-asian="bold" style:font-name-complex="Arial" style:font-weight-complex="bold"/>
    </style:style>
    <style:style style:name="T10" style:family="text">
      <style:text-properties fo:font-size="20pt" style:font-size-asian="20pt" style:font-name-complex="Arial" style:font-size-complex="20pt"/>
    </style:style>
    <style:style style:name="T11" style:family="text">
      <style:text-properties fo:font-size="20pt" fo:font-weight="bold" style:font-size-asian="20pt" style:font-weight-asian="bold" style:font-name-complex="Arial" style:font-size-complex="20pt" style:font-weight-complex="bold"/>
    </style:style>
    <style:style style:name="T12" style:family="text">
      <style:text-properties style:font-name-complex="Arial"/>
    </style:style>
    <style:style style:name="T13" style:family="text">
      <style:text-properties fo:color="#2a6099" fo:font-weight="bold" style:font-weight-asian="bold" style:font-name-complex="Arial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5">select</text:span><text:span text:style-name="T1"> </text:span></text:h>
      <text:p text:style-name="P10"><text:span text:style-name="T7">b.batch_id,</text:span></text:p>
      <text:p text:style-name="P2"><text:span text:style-name="T1">b.candle_fragrance, </text:span></text:p>
      <text:p text:style-name="P2"><text:span text:style-name="T1">q.qa_name, </text:span></text:p>
      <text:p text:style-name="P2"><text:span text:style-name="T1">l.line_lead_name, </text:span></text:p>
      <text:p text:style-name="P2"><text:span text:style-name="T1">h.hold_reason</text:span></text:p>
      <text:p text:style-name="P2"><text:span text:style-name="T1"/></text:p>
      <text:p text:style-name="P8"><text:span text:style-name="T4">from <text:s/></text:span></text:p>
      <text:p text:style-name="P2"><text:span text:style-name="T1">(qa_techs as q) <text:s/></text:span></text:p>
      <text:p text:style-name="P11"><text:span text:style-name="T9"/></text:p>
      <text:p text:style-name="P11"><text:span text:style-name="T9">join </text:span></text:p>
      <text:p text:style-name="P3"><text:span text:style-name="T1">(batches as b) </text:span></text:p>
      <text:p text:style-name="P12"><text:span text:style-name="T12">on </text:span></text:p>
      <text:p text:style-name="P3"><text:span text:style-name="T1">q.qa_tech_id = b.qa_tech_id </text:span></text:p>
      <text:p text:style-name="P11"><text:span text:style-name="T9"/></text:p>
      <text:p text:style-name="P11"><text:span text:style-name="T9">join</text:span></text:p>
      <text:p text:style-name="P3"><text:span text:style-name="T1">(line_leads as l) </text:span></text:p>
      <text:p text:style-name="P3"><text:span text:style-name="T13">on</text:span><text:span text:style-name="T1"> </text:span></text:p>
      <text:p text:style-name="P3"><text:span text:style-name="T1">l.line_lead_id = b.line_lead_id </text:span></text:p>
      <text:p text:style-name="P11"><text:span text:style-name="T9"/></text:p>
      <text:p text:style-name="P11"><text:span text:style-name="T9">join </text:span></text:p>
      <text:p text:style-name="P5"><text:span text:style-name="T1">(holds as h) </text:span></text:p>
      <text:p text:style-name="P13"><text:span text:style-name="T12">on </text:span></text:p>
      <text:p text:style-name="P5"><text:span text:style-name="T1">h.hold_id = b.hold_id</text:span></text:p>
      <text:p text:style-name="P2"><text:span text:style-name="T1"/></text:p>
      <text:p text:style-name="P2"><text:span text:style-name="T6">where</text:span><text:span text:style-name="T4"> <text:s/></text:span></text:p>
      <text:p text:style-name="P2"><text:span text:style-name="T1">qa_name = 'Isse Nur'</text:span></text:p>
      <text:p text:style-name="P2"><text:span text:style-name="T1"/></text:p>
      <text:p text:style-name="P16"><text:span text:style-name="T11">group by</text:span></text:p>
      <text:p text:style-name="P2"><text:span text:style-name="T1">(b.batch_id);</text:span></text:p>
      <text:p text:style-name="P4"><text:span text:style-name="T1"/></text:p>
      <text:p text:style-name="P4"><text:span text:style-name="T1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pan text:style-name="T10"/></text:p>
      <text:p text:style-name="P15"><text:soft-page-break/><text:span text:style-name="T10">select</text:span><text:span text:style-name="T12"> </text:span></text:p>
      <text:p text:style-name="P6"><text:span text:style-name="T1">b.batch_id,</text:span></text:p>
      <text:p text:style-name="P6"><text:span text:style-name="T1">l.line_lead_name, </text:span></text:p>
      <text:p text:style-name="P6"><text:span text:style-name="T1">h.hold_reason 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9"><text:span text:style-name="T1">from </text:span></text:p>
      <text:p text:style-name="P6"><text:span text:style-name="T1"/></text:p>
      <text:p text:style-name="P6"><text:span text:style-name="T1">(batches as b) </text:span></text:p>
      <text:p text:style-name="P14"><text:span text:style-name="T12">join </text:span></text:p>
      <text:p text:style-name="P6"><text:span text:style-name="T1">(holds as h) </text:span></text:p>
      <text:p text:style-name="P14"><text:span text:style-name="T12">on </text:span></text:p>
      <text:p text:style-name="P6"><text:span text:style-name="T1">b.hold_id = h.hold_id </text:span></text:p>
      <text:p text:style-name="P6"><text:span text:style-name="T1"/></text:p>
      <text:p text:style-name="P14"><text:span text:style-name="T12">join </text:span></text:p>
      <text:p text:style-name="P6"><text:span text:style-name="T1">(line_leads as l) </text:span></text:p>
      <text:p text:style-name="P14"><text:span text:style-name="T12">on</text:span></text:p>
      <text:p text:style-name="P6"><text:span text:style-name="T1"><text:s/>l.line_lead_id = b.line_lead_id </text:span></text:p>
      <text:p text:style-name="P6"><text:span text:style-name="T1"/></text:p>
      <text:p text:style-name="P9"><text:span text:style-name="T1">where </text:span></text:p>
      <text:p text:style-name="P6"><text:span text:style-name="T1">h.hold_reason = "wrong label";</text:span></text:p>
      <text:p text:style-name="P6"><text:span text:style-name="T1"/></text:p>
      <text:p text:style-name="P6"><text:span text:style-name="T1"/></text:p>
      <text:p text:style-name="P7"><text:span text:style-name="T6">select</text:span></text:p>
      <text:p text:style-name="P7"><text:span text:style-name="T6"/></text:p>
      <text:p text:style-name="P7"><text:span text:style-name="T1"><text:s/>l.line_lead_name, </text:span></text:p>
      <text:p text:style-name="P7"><text:span text:style-name="T1">count(batches.line_lead_id), </text:span></text:p>
      <text:p text:style-name="P7"><text:span text:style-name="T1">h.hold_reason </text:span></text:p>
      <text:p text:style-name="P7"><text:span text:style-name="T6"/></text:p>
      <text:p text:style-name="P7"><text:span text:style-name="T6">from</text:span><text:span text:style-name="T1"> </text:span></text:p>
      <text:p text:style-name="P7"><text:span text:style-name="T1">batches </text:span></text:p>
      <text:p text:style-name="P7"><text:span text:style-name="T1">join holds </text:span></text:p>
      <text:p text:style-name="P7"><text:span text:style-name="T1"><text:s/>on batches.hold_id = h.hold_id join line_leads as l on batches.line_lead_id = l.line_lead_id </text:span><text:span text:style-name="T6">group by</text:span><text:span text:style-name="T1">(h.hold_reason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0835in" fo:margin-bottom="0.0835in" loext:contextual-spacing="false" fo:line-height="100%" fo:text-align="center" style:justify-single-word="false" fo:keep-together="always" fo:break-before="page" fo:keep-with-next="always"/>
      <style:text-properties fo:color="#008000" style:font-name="Arial" fo:font-family="Arial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Arial" style:font-family-complex="Arial" style:font-family-generic-complex="swiss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0T14:37:01.684153038</meta:creation-date>
    <dc:date>2019-04-20T18:17:32.376929252</dc:date>
    <meta:editing-duration>PT15M54S</meta:editing-duration>
    <meta:editing-cycles>1</meta:editing-cycles>
    <meta:document-statistic meta:table-count="0" meta:image-count="0" meta:object-count="0" meta:page-count="2" meta:paragraph-count="48" meta:word-count="93" meta:character-count="718" meta:non-whitespace-character-count="631"/>
    <meta:generator>LibreOffice/6.1.4.2$Linux_X86_64 LibreOffice_project/10$Build-2</meta:generator>
  </office:meta>
</office:document-meta>
</file>